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1e30877" officeooo:paragraph-rsid="01e30877"/>
    </style:style>
    <style:style style:name="P2" style:family="paragraph" style:parent-style-name="Standard">
      <style:paragraph-properties fo:text-align="justify" style:justify-single-word="false"/>
      <style:text-properties officeooo:rsid="01e43fc3" officeooo:paragraph-rsid="01e43fc3"/>
    </style:style>
    <style:style style:name="P3" style:family="paragraph" style:parent-style-name="Standard">
      <style:text-properties officeooo:rsid="01e43fc3" officeooo:paragraph-rsid="01e43fc3"/>
    </style:style>
    <style:style style:name="P4" style:family="paragraph" style:parent-style-name="Standard">
      <style:paragraph-properties fo:text-align="justify" style:justify-single-word="false"/>
      <style:text-properties officeooo:paragraph-rsid="01e30877"/>
    </style:style>
    <style:style style:name="P5" style:family="paragraph" style:parent-style-name="Standard">
      <style:paragraph-properties fo:text-align="justify" style:justify-single-word="false"/>
      <style:text-properties officeooo:paragraph-rsid="01e7bbde"/>
    </style:style>
    <style:style style:name="P6" style:family="paragraph" style:parent-style-name="Standard">
      <style:paragraph-properties fo:text-align="justify" style:justify-single-word="false"/>
      <style:text-properties officeooo:rsid="01e44436" officeooo:paragraph-rsid="01e44436"/>
    </style:style>
    <style:style style:name="P7" style:family="paragraph" style:parent-style-name="Standard">
      <style:paragraph-properties fo:text-align="justify" style:justify-single-word="false"/>
      <style:text-properties officeooo:rsid="01e52c5e" officeooo:paragraph-rsid="01e52c5e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1e68989" officeooo:paragraph-rsid="01e68989"/>
    </style:style>
    <style:style style:name="P9" style:family="paragraph" style:parent-style-name="Standard">
      <style:paragraph-properties fo:text-align="justify" style:justify-single-word="false"/>
      <style:text-properties officeooo:rsid="01e68989" officeooo:paragraph-rsid="01e68989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1df6a3a" officeooo:paragraph-rsid="01d3c0e0" style:font-weight-asian="normal" style:font-weight-complex="normal"/>
    </style:style>
    <style:style style:name="P11" style:family="paragraph" style:parent-style-name="codesection">
      <style:paragraph-properties fo:margin-left="0.0402in" fo:margin-right="0.1201in" fo:text-indent="0in" style:auto-text-indent="true"/>
    </style:style>
    <style:style style:name="P12" style:family="paragraph" style:parent-style-name="Heading_20_3">
      <style:paragraph-properties fo:text-align="start" style:justify-single-word="false" style:writing-mode="lr-tb"/>
      <style:text-properties officeooo:paragraph-rsid="01d3c0e0"/>
    </style:style>
    <style:style style:name="T1" style:family="text">
      <style:text-properties fo:color="#c0c0c0"/>
    </style:style>
    <style:style style:name="T2" style:family="text">
      <style:text-properties fo:color="#800080"/>
    </style:style>
    <style:style style:name="T3" style:family="text">
      <style:text-properties fo:color="#800080" fo:font-weight="bold"/>
    </style:style>
    <style:style style:name="T4" style:family="text">
      <style:text-properties fo:color="#808000"/>
    </style:style>
    <style:style style:name="T5" style:family="text">
      <style:text-properties fo:color="#00677c"/>
    </style:style>
    <style:style style:name="T6" style:family="text">
      <style:text-properties fo:color="#00677c" fo:font-weight="bold"/>
    </style:style>
    <style:style style:name="T7" style:family="text">
      <style:text-properties fo:color="#092e64"/>
    </style:style>
    <style:style style:name="T8" style:family="text">
      <style:text-properties fo:color="#008000"/>
    </style:style>
    <style:style style:name="T9" style:family="text">
      <style:text-properties fo:color="#ce5c00"/>
    </style:style>
    <style:style style:name="T10" style:family="text">
      <style:text-properties officeooo:rsid="01d261b7"/>
    </style:style>
    <style:style style:name="T11" style:family="text">
      <style:text-properties officeooo:rsid="01e30877"/>
    </style:style>
    <style:style style:name="T12" style:family="text">
      <style:text-properties officeooo:rsid="01e68989"/>
    </style:style>
    <style:style style:name="T13" style:family="text">
      <style:text-properties officeooo:rsid="01e7bbde"/>
    </style:style>
    <style:style style:name="T14" style:family="text">
      <style:text-properties officeooo:rsid="01e9b4e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span text:style-name="T10">Item 36: Never redefine an inherited non-virtual </text:span>function</text:h>
      <text:p text:style-name="P4"><text:span text:style-name="T11">فرض کنید که من به شما بگویم که یک کلاس به نام D به صورت عمومی از کلاسی به نام B مشتق شده است و یک تابع عضو عمومی در کلاس B وجود دارد که نام آن mf می‌باشد. پارامتر‌ها و تایپ خروجی mf برای ما مهم نیست، در این صورت اجازه بدهید که هر دو را به صورت void تعریف کنیم. به عبارت دیگر، من اینگونه می‌نویسم:</text:span></text:p>
      <text:p text:style-name="codesection"><text:span text:style-name="T4">class</text:span><text:span text:style-name="T1"> </text:span><text:span text:style-name="T3">B</text:span>{</text:p>
      <text:p text:style-name="codesection"><text:span text:style-name="T4">public</text:span>:</text:p>
      <text:p text:style-name="codesection"><text:span text:style-name="T1"><text:s text:c="4"/></text:span><text:span text:style-name="T4">void</text:span><text:span text:style-name="T1"> </text:span><text:span text:style-name="T6">mf</text:span>();</text:p>
      <text:p text:style-name="codesection">};</text:p>
      <text:p text:style-name="codesection"><text:span text:style-name="T4">class</text:span><text:span text:style-name="T1"> </text:span><text:span text:style-name="T3">D</text:span>:<text:span text:style-name="T4">public</text:span><text:span text:style-name="T1"> </text:span><text:span text:style-name="T2">B</text:span>{</text:p>
      <text:p text:style-name="codesection"><text:s text:c="4"/></text:p>
      <text:p text:style-name="codesection">};</text:p>
      <text:p text:style-name="P1">حتی اگر هیچ‌چیزی در مورد B و D و mf ندانیم، یک شی‌ء به نام x از نوع D</text:p>
      <text:p text:style-name="codesection"><text:span text:style-name="T2">D</text:span><text:span text:style-name="T1"> </text:span><text:span text:style-name="T9">x</text:span>;</text:p>
      <text:p text:style-name="P1">احتمالا خیلی متعجب خواهید شد اگر بدانید که:</text:p>
      <text:p text:style-name="codesection"><text:span text:style-name="T1"><text:s text:c="4"/></text:span><text:span text:style-name="T2">B</text:span><text:span text:style-name="T1"> </text:span>*<text:span text:style-name="T7">pB</text:span>=&amp;<text:span text:style-name="T9">x</text:span>;<text:span text:style-name="T1"> <text:s text:c="2"/></text:span><text:span text:style-name="T8">//get</text:span><text:span text:style-name="T1"> </text:span><text:span text:style-name="T8">pointer</text:span><text:span text:style-name="T1"> </text:span><text:span text:style-name="T8">to</text:span><text:span text:style-name="T1"> </text:span><text:span text:style-name="T8">x</text:span></text:p>
      <text:p text:style-name="codesection"><text:span text:style-name="T1"><text:s text:c="4"/></text:span><text:span text:style-name="T7">pB</text:span>-&gt;<text:span text:style-name="T5">mf</text:span>();<text:span text:style-name="T1"> <text:s text:c="2"/></text:span><text:span text:style-name="T8">//call</text:span><text:span text:style-name="T1"> </text:span><text:span text:style-name="T8">mf</text:span><text:span text:style-name="T1"> </text:span><text:span text:style-name="T8">through</text:span><text:span text:style-name="T1"> </text:span><text:span text:style-name="T8">pointer</text:span></text:p>
      <text:p text:style-name="P2">با کد زیر زیر خیلی متفاوت خواهد بود:</text:p>
      <text:p text:style-name="codesection"><text:span text:style-name="T1"><text:s text:c="4"/></text:span><text:span text:style-name="T2">D</text:span><text:span text:style-name="T1"> </text:span>*<text:span text:style-name="T7">pD</text:span>=&amp;<text:span text:style-name="T9">x</text:span>;<text:span text:style-name="T1"> <text:s text:c="2"/></text:span><text:span text:style-name="T8">//get</text:span><text:span text:style-name="T1"> </text:span><text:span text:style-name="T8">pointer</text:span><text:span text:style-name="T1"> </text:span><text:span text:style-name="T8">to</text:span><text:span text:style-name="T1"> </text:span><text:span text:style-name="T8">x</text:span></text:p>
      <text:p text:style-name="codesection"><text:span text:style-name="T1"><text:s text:c="4"/></text:span><text:span text:style-name="T7">pD</text:span>-&gt;<text:span text:style-name="T5">mf</text:span>();<text:span text:style-name="T1"> <text:s text:c="2"/></text:span><text:span text:style-name="T8">//call</text:span><text:span text:style-name="T1"> </text:span><text:span text:style-name="T8">mf</text:span><text:span text:style-name="T1"> </text:span><text:span text:style-name="T8">through</text:span><text:span text:style-name="T1"> </text:span><text:span text:style-name="T8">pointer</text:span></text:p>
      <text:p text:style-name="P3">این به این دلیل است که در هر دو مورد شما تابع عضو mf را از طریق شیء x صدا می‌زنید. و به این دلیل که در هر دو مورد یک تابع را از طریق یک شیء صدا می‌زنیم، پس باید هر دو کد یکسان عمل کنند، درسته؟</text:p>
      <text:p text:style-name="P2">در برخی موارد خاص، این دو کد یکسان کار نخواهند کرد، و آن وقتی است که mf به صورت <text:s text:c="7"/>non-virtual باشد و D ورژن خاص خودش را از mf داشته باشد.</text:p>
      <text:p text:style-name="codesection"><text:span text:style-name="T4">class</text:span><text:span text:style-name="T1"> </text:span><text:span text:style-name="T3">D</text:span>:<text:span text:style-name="T4">public</text:span><text:span text:style-name="T1"> </text:span><text:span text:style-name="T2">B</text:span>{</text:p>
      <text:p text:style-name="codesection"><text:span text:style-name="T4">public</text:span>:</text:p>
      <text:p text:style-name="codesection"><text:span text:style-name="T1"><text:s text:c="4"/></text:span><text:span text:style-name="T4">void</text:span><text:span text:style-name="T1"> </text:span><text:span text:style-name="T6">mf</text:span>();<text:span text:style-name="T1"> <text:s text:c="2"/></text:span><text:span text:style-name="T8">//hides</text:span><text:span text:style-name="T1"> </text:span><text:span text:style-name="T8">B::mf,see</text:span><text:span text:style-name="T1"> </text:span><text:span text:style-name="T8">Item33</text:span></text:p>
      <text:p text:style-name="codesection">};</text:p>
      <text:p text:style-name="P11"><text:span text:style-name="T1"><text:s/></text:span><text:span text:style-name="T7">pB</text:span>-&gt;<text:span text:style-name="T5">mf</text:span>();<text:span text:style-name="T1"> <text:s/></text:span><text:span text:style-name="T8">//calls</text:span><text:span text:style-name="T1"> </text:span><text:span text:style-name="T8">B::mf</text:span></text:p>
      <text:p text:style-name="P11"><text:soft-page-break/><text:span text:style-name="T1"><text:s/></text:span><text:span text:style-name="T7">pD</text:span>-&gt;<text:span text:style-name="T5">mf</text:span>();<text:span text:style-name="T1"> <text:s/></text:span><text:span text:style-name="T8">//calls</text:span><text:span text:style-name="T1"> </text:span><text:span text:style-name="T8">D::mf</text:span></text:p>
      <text:p text:style-name="P6">دلیل این که دو رفتار متفاوت داریم این است که توابع non-virtual مثل B::mf و D::mf دارای محدودیت ایستا هستند(آیتم ۳۷ را ببینید). این بدین معنی است که از آنجایی که pB به عنوان یک اشاره‌گر به B اعلان شده است، توابع non-virtual ای که از طریق pB صدا زده شوند، همیشه آن‌هایی هستند که برای کلاس B تعریف شده است، حتی اگر pB اشاره‌گری باشد که به یک شیء از کلاس مشتق شده از B اشاره کند.</text:p>
      <text:p text:style-name="P6">از سوی دیگر توابع virtual ، دارای محدودیت پویا هستند(آیتم ۳۷ را ببینید)، در نتیجه از این مشکل رنج نمی‌برند. اگر mf به صورت virtual بود، یک فراخوانی از طریق pB و یا pD منجر به فراخوانی D::mf می‌شود، چرا که چیزی که pB و pD واقعا به آن اشاره می‌کند یک شیء از نوع D می‌باشد.</text:p>
      <text:p text:style-name="P6">اگر شما کلاس D را می‌نویسید و یک تابع non-virtual به نام mf را دوباره تعریف کنید که D از B ارث‌بری کرده، در این صورت D ممکن است که رفتار ثابتی نداشته باشد. به طور خاص، هر شیء D در هنگام فراخوانی mf شبیه به B و یا D کار خواهد کرد، و فاکتور تعیین کننده هیچ ربطی به خود شیء نداشته است، بلکه نوع اشاره‌گری که به آن اشاره می‌کند تعیین کننده خواهد بود. رفرنس‌ها هم رفتاری مشابه به پوینتر‌ها دارند.</text:p>
      <text:p text:style-name="P7">ولی خب این بحث عملی است. می‌دانم که چیزی که شما واقعا می‌خواهید، این است که کمی در مورد تعوری این که چرا نباید توابع non-virtual که ارث‌برده شده را دوباره تعریف کنیم. من به خواسته‌ی شما احترام می‌گذارم.</text:p>
      <text:p text:style-name="P7">آیتم ۳۲ توضیح داد که ارث‌بری عمومی یک قاعده‌ی is-a است، و آیتم 34 توضیح داد که چرا اعلان توابع به صورت non-virtual در کلاس به معنای <text:span text:style-name="T12">تعریف یک رفتار ثابت است. اگر شما این مشاهدات را روی کلاس B و D و تابع عضو non-virtual اعمال کنید، در نتیجه نتایج زیر را خواهیم گرفت:</text:span></text:p>
      <text:list xml:id="list2387677840" text:style-name="L3">
        <text:list-item>
          <text:p text:style-name="P8">هر چیزی که بر شیء B اعمال شود، همچنین بر روی D نیز اعمال می‌شود، چرا که هر شیء D یک (is-a) شیء B است</text:p>
        </text:list-item>
        <text:list-item>
          <text:p text:style-name="P8">کلاس‌هایی که از B مشتق شده‌اند باید هم رابط و هم پیاده‌سازی mf را به ارث ببرند، چرا که mf یک تابع non-virtual در کلاس B است.</text:p>
        </text:list-item>
      </text:list>
      <text:p text:style-name="P9">در این صورت، اگر D تابع mf را دوباره‌تعریف کند، یک تضاد در طراحی شما به وجود خواهد آمد. اگر D واقعا نیاز به این دارد که mf را متفاوت از B تعریف کند، و هر شیء B واقعا نیاز به پیاده‌سازی mf دارد، در این صورت به صورت ساده این که هر D یک B است درست نخواهد بود. در این مورد، D نباید به صورت عمومی از B به ارث برده شود. به عبارت دیگر، اگر D واقعا نیاز است که به صورت عمومی به ارث <text:soft-page-break/>برده شود، و D واقعا نیاز دارد که mf را متفاوت از B پیاده‌سازی کند، در این صورت این درست نیست که mf نشان‌دهنده‌ی یک رفتار ثابت است. در این مورد، mf باید به صورت virtual‌ باشد. در نهایت، اگر هر D واقعا یک B باشد، و اگر mf واقعا <text:span text:style-name="T13">تعریف کننده‌ی یک رفتار ثابت بر روی B است، در این صورت D نباید mf را دوباره تعریف کند.</text:span></text:p>
      <text:p text:style-name="P5"><text:span text:style-name="T13">اگر مطالعه‌ی این آیتم به شما این حس را داد که قبلا جایی این را دیده‌اید، احتمالا به خاطر این است که آیتم ۷ را مطالعه کرده‌اید، که توضیح داده بود که چرا مخرب‌ها در کلاس‌های base چندریختی باید به صورت virtual باشند. اگر شما این موضوع را نادیده بگیرید(یعنی، اگر یک مخرب non-virtual در یک کلاس base چندریختی، تعریف کنید)، چرا که کلاس‌های مشتق شده به صورت غیر قابل تغییر تابع non-virtual ارث‌برده شده را تعریف می‌کنند. این مورد حتی اگر کلاس‌های مشتق شده مخربی را اعلان نکنند نیز اتفاق می‌افتد، چرا که در آیتم ۵ دیدیم که مخرب چیزی است که کامپایلر به صورت خودکار آن را تعریف میکند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in" fo:margin-right="0in" fo:margin-top="0.1in" fo:margin-bottom="0in" loext:contextual-spacing="false" fo:line-height="0.3in" fo:text-align="end" style:justify-single-word="false" fo:text-indent="0in" style:auto-text-indent="false" style:page-number="auto" fo:background-color="transparent" style:writing-mode="rl-tb"/>
      <style:text-properties style:font-name="Times New Roman" fo:font-family="'Times New Roman'" style:font-style-name="Regular" style:font-family-generic="roman" style:font-pitch="variable" fo:font-size="14pt" style:font-size-asian="10.5pt" style:font-name-complex="B Nazanin" style:font-family-complex="'B Nazanin'" style:font-style-name-complex="Regular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0.2799i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section" style:family="paragraph" style:parent-style-name="Standard" style:master-page-name="">
      <loext:graphic-properties draw:fill="solid" draw:fill-color="#eeeeee"/>
      <style:paragraph-properties fo:margin-left="0.0402in" fo:margin-right="0.1201in" fo:margin-top="0.1201in" fo:margin-bottom="0in" loext:contextual-spacing="true" fo:line-height="0.2402in" fo:text-align="start" style:justify-single-word="false" style:register-true="true" fo:text-indent="0.0402in" style:auto-text-indent="true" style:page-number="auto" fo:background-color="#eeeeee" style:shadow="none" style:writing-mode="lr-tb">
        <style:tab-stops/>
      </style:paragraph-properties>
      <style:text-properties style:font-name="Arial" fo:font-family="Arial" style:font-style-name="Regular" style:font-family-generic="swiss" style:font-pitch="variable" fo:font-size="11pt" officeooo:rsid="001e2429" style:font-size-asian="10.5pt"/>
    </style:style>
    <style:style style:name="Preformatted_20_Text" style:display-name="Preformatted Text" style:family="paragraph" style:parent-style-name="Standard" style:class="html">
      <style:paragraph-properties fo:margin-top="0.1in" fo:margin-bottom="0in" loext:contextual-spacing="false" fo:text-align="justify" style:justify-single-word="false"/>
      <style:text-properties style:font-name="Liberation Mono" fo:font-family="'Liberation Mono'" style:font-family-generic="modern" style:font-pitch="fixed" fo:font-size="10pt" officeooo:rsid="00d24325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shadow="none"/>
      <style:text-properties style:font-name="Times New Roman1" fo:font-family="'Times New Roman'" style:font-style-name="Bold" style:font-family-generic="roman" style:font-pitch="variable" fo:font-size="101%" fo:font-weight="bold" style:font-size-asian="101%" style:font-weight-asian="bold" style:font-name-complex="B Nazanin1" style:font-family-complex="'B Nazanin'" style:font-style-name-complex="Bold" style:font-pitch-complex="variable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style:font-name-complex="B Nazanin" style:font-family-complex="'B Nazanin'" style:font-style-name-complex="Regular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fo:line-height="0.3201in" style:page-number="auto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B Nazanin1" style:font-family-complex="'B Nazanin'" style:font-style-name-complex="Bold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5pt" style:font-name-complex="B Nazanin" style:font-family-complex="'B Nazanin'" style:font-style-name-complex="Regular" style:font-pitch-complex="variable" style:font-size-complex="1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2:07:07.093790651</meta:creation-date>
    <dc:date>2019-05-25T22:29:08.648950022</dc:date>
    <meta:editing-duration>PT21H34S</meta:editing-duration>
    <meta:editing-cycles>142</meta:editing-cycles>
    <meta:generator>LibreOffice/6.0.2.1$Linux_X86_64 LibreOffice_project/00m0$Build-1</meta:generator>
    <meta:document-statistic meta:table-count="0" meta:image-count="0" meta:object-count="0" meta:page-count="3" meta:paragraph-count="34" meta:word-count="874" meta:character-count="4099" meta:non-whitespace-character-count="3211"/>
  </office:meta>
</office:document-meta>
</file>